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4eb4d" officeooo:paragraph-rsid="0024eb4d"/>
    </style:style>
    <style:style style:name="P2" style:family="paragraph" style:parent-style-name="Subtitle">
      <style:paragraph-properties fo:margin-top="0in" fo:margin-bottom="0.0799in" style:contextual-spacing="false"/>
      <style:text-properties officeooo:rsid="0024eb4d" officeooo:paragraph-rsid="0024eb4d"/>
    </style:style>
    <style:style style:name="P3" style:family="paragraph" style:parent-style-name="Heading_20_1">
      <style:text-properties officeooo:rsid="00091e34" officeooo:paragraph-rsid="00091e34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rsid="0024eb4d" officeooo:paragraph-rsid="0024eb4d"/>
    </style:style>
    <style:style style:name="P5" style:family="paragraph" style:parent-style-name="Heading_20_1">
      <style:text-properties officeooo:rsid="0024eb4d" officeooo:paragraph-rsid="0024eb4d"/>
    </style:style>
    <style:style style:name="P6" style:family="paragraph" style:parent-style-name="Heading_20_2">
      <style:text-properties officeooo:rsid="0024eb4d" officeooo:paragraph-rsid="0024eb4d"/>
    </style:style>
    <style:style style:name="P7" style:family="paragraph" style:parent-style-name="Text_20_body">
      <style:text-properties officeooo:rsid="0024eb4d" officeooo:paragraph-rsid="0024eb4d"/>
    </style:style>
    <style:style style:name="P8" style:family="paragraph" style:parent-style-name="Text_20_body">
      <style:paragraph-properties fo:break-before="column"/>
      <style:text-properties officeooo:rsid="0024eb4d" officeooo:paragraph-rsid="0024eb4d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fo:font-weight="normal" officeooo:rsid="0024eb4d" officeooo:paragraph-rsid="0024eb4d" style:font-weight-asian="normal" style:font-weight-complex="normal"/>
    </style:style>
    <style:style style:name="P10" style:family="paragraph" style:parent-style-name="Text_20_body">
      <style:text-properties fo:font-weight="bold" officeooo:rsid="0024eb4d" officeooo:paragraph-rsid="0024eb4d" style:font-weight-asian="bold" style:font-weight-complex="bold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officeooo:rsid="0024eb4d" officeooo:paragraph-rsid="0024eb4d"/>
    </style:style>
    <style:style style:name="T1" style:family="text">
      <style:text-properties officeooo:rsid="00259434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lving </text:span>Exponential and Logarithmic Equations</text:p>
      <text:p text:style-name="P2">College Algebra</text:p>
      <text:h text:style-name="P3" text:outline-level="1">Main Ideas</text:h>
      <text:list text:style-name="L1">
        <text:list-item>
          <text:p text:style-name="P4">Our exponential and logarithmic equations are sloved like peeling layers of an onion.</text:p>
        </text:list-item>
        <text:list-item>
          <text:p text:style-name="P4">The middle layer is the exponential or logarithmic function step.</text:p>
        </text:list-item>
        <text:list-item>
          <text:p text:style-name="P4">The outer and inner layers are algebra steps related to solving linear equations.</text:p>
        </text:list-item>
      </text:list>
      <text:h text:style-name="P5" text:outline-level="1">Inverse Properties of Logarithms and Exponential Functions</text:h>
      <text:h text:style-name="P6" text:outline-level="2">Inverse Properties</text:h>
      <text:section text:style-name="Sect1" text:name="Section1">
        <text:p text:style-name="P7">For all <draw:frame draw:style-name="fr1" draw:name="Object1" text:anchor-type="as-char" svg:y="-0.1311in" svg:width="0.1193in" svg:height="0.1673in" draw:z-index="0"><draw:object xlink:href="./Object 1" xlink:type="simple" xlink:show="embed" xlink:actuate="onLoad"/><draw:image xlink:href="./ObjectReplacements/Object 1" xlink:type="simple" xlink:show="embed" xlink:actuate="onLoad"/><svg:title>x</svg:title></draw:frame>, <draw:frame draw:style-name="fr1" draw:name="Object2" text:anchor-type="as-char" svg:y="-0.1626in" svg:width="0.778in" svg:height="0.2173in" draw:z-index="1"><draw:object xlink:href="./Object 2" xlink:type="simple" xlink:show="embed" xlink:actuate="onLoad"/><draw:image xlink:href="./ObjectReplacements/Object 2" xlink:type="simple" xlink:show="embed" xlink:actuate="onLoad"/><svg:title>log_b { b^x} = x</svg:title></draw:frame>.</text:p>
        <text:p text:style-name="P8">For <draw:frame draw:style-name="fr1" draw:name="Object3" text:anchor-type="as-char" svg:y="-0.1311in" svg:width="0.3465in" svg:height="0.1673in" draw:z-index="2"><draw:object xlink:href="./Object 3" xlink:type="simple" xlink:show="embed" xlink:actuate="onLoad"/><draw:image xlink:href="./ObjectReplacements/Object 3" xlink:type="simple" xlink:show="embed" xlink:actuate="onLoad"/><svg:title>x &gt; 0</svg:title></draw:frame>, <draw:frame draw:style-name="fr1" draw:name="Object4" text:anchor-type="as-char" svg:y="-0.1626in" svg:width="0.6492in" svg:height="0.1984in" draw:z-index="3"><draw:object xlink:href="./Object 4" xlink:type="simple" xlink:show="embed" xlink:actuate="onLoad"/><draw:image xlink:href="./ObjectReplacements/Object 4" xlink:type="simple" xlink:show="embed" xlink:actuate="onLoad"/><svg:title>b^{log_b x} = x</svg:title></draw:frame>.</text:p>
      </text:section>
      <text:h text:style-name="P5" text:outline-level="1">Exponential Equations</text:h>
      <text:h text:style-name="P6" text:outline-level="2">How To – Solve Exponential Equations</text:h>
      <text:p text:style-name="P7">To solve an equation containing an exponential expression:</text:p>
      <text:list text:style-name="L2">
        <text:list-item>
          <text:p text:style-name="P9">Isolate the exponential expression.</text:p>
        </text:list-item>
        <text:list-item>
          <text:p text:style-name="P9">Take the logarithm of both sides. Use the same base for the logarithm as the exponential expression.</text:p>
        </text:list-item>
        <text:list-item>
          <text:p text:style-name="P9">Cancel the logarithm and exponential expression using the Inverse Property.</text:p>
        </text:list-item>
        <text:list-item>
          <text:p text:style-name="P9">Solve the resulting equation </text:p>
        </text:list-item>
      </text:list>
      <text:p text:style-name="P10">Note:<text:span text:style-name="T2"> Be careful with negative numbers. Logarithms are not defined for negative numbers. If you need to take the logarithm of a negative number while solving, the equation does not have any solutions.</text:span></text:p>
      <text:h text:style-name="P5" text:outline-level="1">Logarithmic Equations</text:h>
      <text:h text:style-name="P6" text:outline-level="2">How To – Solve Logarithmic Equations</text:h>
      <text:p text:style-name="P7">To solve an equation containing a logarithm:</text:p>
      <text:list text:style-name="L3">
        <text:list-item>
          <text:p text:style-name="P11">Isolate the logarithmic expression.</text:p>
        </text:list-item>
        <text:list-item>
          <text:p text:style-name="P11">Use both sides as an exponent in an exponential expression. Use the same base for the exponential expression as the logarithm.</text:p>
        </text:list-item>
        <text:list-item>
          <text:p text:style-name="P11">Cancel the exponential expression and logarithm using the Inverse Property.</text:p>
        </text:list-item>
        <text:list-item>
          <text:p text:style-name="P11">Solve the resulting equ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0:38:48.872000000</meta:creation-date>
    <meta:editing-duration>PT30M37S</meta:editing-duration>
    <meta:editing-cycles>5</meta:editing-cycles>
    <meta:generator>LibreOffice/24.8.3.2$Windows_x86 LibreOffice_project/48a6bac9e7e268aeb4c3483fcf825c94556d9f92</meta:generator>
    <dc:date>2024-12-05T11:09:27.755000000</dc:date>
    <dc:title>Solving Exponential and Logarithmic Equations - Quick Start</dc:title>
    <meta:print-date>2024-12-05T11:10:50.161000000</meta:print-date>
    <meta:document-statistic meta:table-count="0" meta:image-count="0" meta:object-count="4" meta:page-count="1" meta:paragraph-count="25" meta:word-count="208" meta:character-count="1334" meta:non-whitespace-character-count="1159"/>
    <meta:template xlink:type="simple" xlink:actuate="onRequest" xlink:title="Math Worksheet" xlink:href="../../../../../Desktop/PortableApps/LibreOfficePortable/Data/settings/user/template/Math%20Worksheet.ott" meta:date="2024-12-05T10:38:48.680000000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row>
      <msub>
        <mi>log</mi>
        <mi>b</mi>
      </msub>
      <mrow>
        <msup>
          <mi>b</mi>
          <mi>x</mi>
        </msup>
        <mo stretchy="false">=</mo>
        <mi>x</mi>
      </mrow>
    </mrow>
    <annotation encoding="StarMath 5.0">log_b{ b^x } = x</annotation>
  </semantics>
</math>
</file>

<file path=Object 3/content.xml><?xml version="1.0" encoding="utf-8"?>
<math xmlns="http://www.w3.org/1998/Math/MathML" display="block">
  <semantics>
    <mrow>
      <mi>x</mi>
      <mo stretchy="false">&gt;</mo>
      <mn>0</mn>
    </mrow>
    <annotation encoding="StarMath 5.0">x&gt;0</annotation>
  </semantics>
</math>
</file>

<file path=Object 4/content.xml><?xml version="1.0" encoding="utf-8"?>
<math xmlns="http://www.w3.org/1998/Math/MathML" display="block">
  <semantics>
    <mrow>
      <msup>
        <mi>b</mi>
        <mrow>
          <msub>
            <mi>log</mi>
            <mi>b</mi>
          </msub>
          <mi>x</mi>
        </mrow>
      </msup>
      <mo stretchy="false">=</mo>
      <mi>x</mi>
    </mrow>
    <annotation encoding="StarMath 5.0">b^{ log_b x } = x</annotation>
  </semantics>
</math>
</file>